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6.945cm"/>
    </style:style>
    <style:style style:name="pr4" style:family="presentation" style:parent-style-name="Standard-title">
      <style:graphic-properties fo:min-height="8.681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10.417cm"/>
    </style:style>
    <style:style style:name="pr7" style:family="presentation" style:parent-style-name="Standard-title">
      <style:graphic-properties fo:min-height="7.101cm"/>
    </style:style>
    <style:style style:name="pr8" style:family="presentation" style:parent-style-name="Standard-title">
      <style:graphic-properties fo:min-height="15.625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401cm" svg:y="7.575cm" presentation:class="title" presentation:user-transformed="true">
          <draw:text-box>
            <text:p><text:span text:style-name="T1">Vorstellungsrunde der Teilnehmer</text:span><text:span text:style-name="T1"><text:line-break/></text:span><text:span text:style-name="T2">- Vorstellung Lehrer</text:span><text:line-break/>- warum Bierbrauen<text:line-break/>- wer hat schon Erfa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6.945cm" svg:x="1.401cm" svg:y="7.575cm" presentation:class="title" presentation:user-transformed="true">
          <draw:text-box>
            <text:p><text:span text:style-name="T1">Geschichte Bier / Enstehung</text:span><text:line-break/>- gepflücktes Getreide stehen gelassen<text:line-break/>- eingeweichtes Brot für Krank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Braugeräte vorstellen</text:span><text:line-break/>- Brauprotokoll verteilen S48<text:line-break/>- Rezept vorstellen S47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Start</text:span><text:line-break/>- Wasser abmessen 8L in Topf<text:line-break/>- Herdplatte an <text:line-break/>- Sicherheitshinweise<text:line-break/>- Wasser erklä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5" draw:text-style-name="P2" draw:layer="layout" svg:width="25.199cm" svg:height="3.506cm" svg:x="1.401cm" svg:y="9.294cm" presentation:class="title" presentation:user-transformed="true">
          <draw:text-box>
            <text:p><text:span text:style-name="T1">Brauprozess erklä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Maischeverfahren</text:span><text:line-break/>- Sudhaus S8<text:line-break/>- Chemie S10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9cm" svg:height="6.945cm" svg:x="1.401cm" svg:y="7.575cm" presentation:class="title" presentation:user-transformed="true">
          <draw:text-box>
            <text:p><text:span text:style-name="T1">Malz erklären</text:span><text:line-break/>- Mälzen<text:line-break/>- Malzsorten<text:line-break/>Malzfarb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5.209cm" svg:x="1.401cm" svg:y="8.443cm" presentation:class="title" presentation:user-transformed="true">
          <draw:text-box>
            <text:p><text:span text:style-name="T1">Einmaischen</text:span><text:line-break/>- Temperatur<text:line-break/>- verkleistert Eiwei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6" draw:layer="layout" svg:width="25.199cm" svg:height="10.417cm" svg:x="1.401cm" svg:y="5.839cm" presentation:class="title" presentation:user-transformed="true">
          <draw:text-box>
            <text:p><text:span text:style-name="T1">Eiweßrast S52</text:span><text:line-break/>- Temperatur<text:line-break/>- Dauer<text:line-break/>- zur Schaumbildung<text:line-break/>- besser malze nicht mehr notwendig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Maltoserast S53</text:span><text:line-break/>- Temperatur<text:line-break/>- Enzyme<text:line-break/>-Stärke in Zucker für Hefe<text:line-break/>- Alkoho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layer="layout" svg:width="25.199cm" svg:height="10.417cm" svg:x="1.401cm" svg:y="5.839cm" presentation:class="title" presentation:user-transformed="true">
          <draw:text-box>
            <text:p><text:span text:style-name="T3">Verzuckerungsrast S54</text:span><text:span text:style-name="T4"><text:line-break/></text:span><text:span text:style-name="T4">- temperatur</text:span><text:span text:style-name="T4"><text:line-break/></text:span><text:span text:style-name="T4">- Enzyme beta-Amylase</text:span><text:span text:style-name="T4"><text:line-break/></text:span><text:span text:style-name="T4">- unvergärbare Zucker</text:span><text:span text:style-name="T4"><text:line-break/></text:span><text:span text:style-name="T4">- Vollmundigkeit</text:span><text:span text:style-name="T4"><text:line-break/></text:span>- Jodprob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7" draw:layer="layout" svg:width="25.199cm" svg:height="7.101cm" svg:x="1.401cm" svg:y="7.497cm" presentation:class="title" presentation:user-transformed="true">
          <draw:text-box>
            <text:p><text:span text:style-name="T5">Abmaischen S56</text:span><text:line-break/>- Temperatur<text:line-break/>- stoppt Enzyme<text:line-break/>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Läutern</text:span><text:line-break/>- Filter aus Treber bilden<text:line-break/>- Auswaschen des Filters<text:line-break/>- Nachgussmenge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3" draw:layer="layout" svg:width="25.199cm" svg:height="6.945cm" svg:x="1.401cm" svg:y="7.575cm" presentation:class="title" presentation:user-transformed="true">
          <draw:text-box>
            <text:p><text:span text:style-name="T1">Kochen S62</text:span><text:line-break/>- Eiweißfällung<text:line-break/>- Desinfizieren<text:line-break/>- Hopfenaromen lösen s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Hopfen S18</text:span><text:line-break/>- Sorten<text:line-break/>- Geschmack<text:line-break/>- Aromen<text:line-break/>- Hopfengaben: Bitter / Aroma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4" draw:layer="layout" svg:width="25.199cm" svg:height="8.681cm" svg:x="1.401cm" svg:y="6.707cm" presentation:class="title" presentation:user-transformed="true">
          <draw:text-box>
            <text:p><text:span text:style-name="T1">Hefe S20</text:span><text:line-break/>- Sorten: ober untergärig<text:line-break/>- Geschmack<text:line-break/>- Handhabung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4" draw:text-style-name="P2" draw:layer="layout" svg:width="25.199cm" svg:height="8.681cm" svg:x="1.401cm" svg:y="6.707cm" presentation:class="title" presentation:user-transformed="true">
          <draw:text-box>
            <text:p><text:span text:style-name="T1">Reinheitsgebot</text:span><text:span text:style-name="T1"><text:line-break/></text:span><text:span text:style-name="T2">- Wittelsbacher 1516</text:span><text:span text:style-name="T2"><text:line-break/></text:span><text:span text:style-name="T2">- Weissbiermonopol</text:span><text:span text:style-name="T1"><text:line-break/></text:span><text:span text:style-name="T1">Biergesetz</text:span><text:span text:style-name="T1"><text:line-break/></text:span><text:span text:style-name="T1">Zo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8" draw:layer="layout" svg:width="25.199cm" svg:height="15.625cm" svg:x="1.401cm" svg:y="3.235cm" presentation:class="title" presentation:user-transformed="true">
          <draw:text-box>
            <text:p><text:span text:style-name="T1">Ablauf zu Hause S70</text:span><text:line-break/>- Kühlen<text:line-break/>- Hefe zusetzen<text:line-break/>- Hauptgärung<text:line-break/>- Speisezugabe<text:line-break/>- Karbonisieren<text:line-break/>- Nachgärung<text:line-break/>- Abfüllen<text:line-break/>- Kaltreif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frame presentation:style-name="pr5" draw:layer="layout" svg:width="25.199cm" svg:height="3.506cm" svg:x="1.401cm" svg:y="9.294cm" presentation:class="title" presentation:user-transformed="true">
          <draw:text-box>
            <text:p><text:span text:style-name="T1">Filtern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frame presentation:style-name="pr5" draw:text-style-name="P2" draw:layer="layout" svg:width="25.199cm" svg:height="3.506cm" svg:x="1.401cm" svg:y="9.294cm" presentation:class="title" presentation:user-transformed="true">
          <draw:text-box>
            <text:p><text:span text:style-name="T1">Kühlen / Abfüllen Gärfla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09:36:47.480000000</meta:creation-date>
    <dc:date>2018-11-09T21:30:56.040000000</dc:date>
    <meta:editing-duration>PT12M29S</meta:editing-duration>
    <meta:editing-cycles>3</meta:editing-cycles>
    <meta:generator>LibreOffice/6.1.0.3$Windows_X86_64 LibreOffice_project/efb621ed25068d70781dc026f7e9c5187a4decd1</meta:generator>
    <meta:document-statistic meta:object-count="81"/>
  </office:meta>
</office:document-meta>
</file>